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ograma</text:p>
          </table:table-cell>
          <table:table-cell table:style-name="Default" office:value-type="string" calcext:value-type="string">
            <text:p>CROSS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Speedup Médio</text:p>
          </table:table-cell>
          <table:table-cell table:style-name="Default" office:value-type="string" calcext:value-type="string">
            <text:p>Tempo Médio</text:p>
          </table:table-cell>
          <table:table-cell table:style-name="Default" office:value-type="string" calcext:value-type="string">
            <text:p>Speedup Médio</text:p>
          </table:table-cell>
          <table:table-cell table:style-name="Default" office:value-type="string" calcext:value-type="string">
            <text:p>Tempo Médio</text:p>
          </table:table-cell>
          <table:table-cell table:style-name="Default" office:value-type="string" calcext:value-type="string">
            <text:p>Speedup Médio</text:p>
          </table:table-cell>
          <table:table-cell table:style-name="Default" office:value-type="string" calcext:value-type="string">
            <text:p>Tempo Médio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.0940883333" calcext:value-type="float">
            <text:p>1,0941</text:p>
          </table:table-cell>
          <table:table-cell office:value-type="float" office:value="6.2261111111" calcext:value-type="float">
            <text:p>6,2261</text:p>
          </table:table-cell>
          <table:table-cell office:value-type="float" office:value="1.0739" calcext:value-type="float">
            <text:p>1,0739</text:p>
          </table:table-cell>
          <table:table-cell office:value-type="float" office:value="8.7184" calcext:value-type="float">
            <text:p>8,7184</text:p>
          </table:table-cell>
          <table:table-cell office:value-type="float" office:value="1.0973763333" calcext:value-type="float">
            <text:p>1,0974</text:p>
          </table:table-cell>
          <table:table-cell office:value-type="float" office:value="11.9983888889" calcext:value-type="float">
            <text:p>11,9984</text:p>
          </table:table-cell>
          <table:table-cell table:formula="of:=IF(([.B4] &gt;= [.D4])    AND    ([.B4]&gt;=[.F4]) ;1;0)" office:value-type="float" office:value="0" calcext:value-type="float">
            <text:p>0</text:p>
          </table:table-cell>
          <table:table-cell table:formula="of:=IF(([.D4] &gt;= [.F4])      AND      ([.D4]&gt;=[.B4]) ;1;0)" office:value-type="float" office:value="0" calcext:value-type="float">
            <text:p>0</text:p>
          </table:table-cell>
          <table:table-cell table:formula="of:=IF(([.F4] &gt;= [.B4])    OR    ([.F4]&gt;=[.D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.0008206667" calcext:value-type="float">
            <text:p>1,0008</text:p>
          </table:table-cell>
          <table:table-cell office:value-type="float" office:value="3.5887222222" calcext:value-type="float">
            <text:p>3,5887</text:p>
          </table:table-cell>
          <table:table-cell office:value-type="float" office:value="1.0008" calcext:value-type="float">
            <text:p>1,0008</text:p>
          </table:table-cell>
          <table:table-cell office:value-type="float" office:value="5.971" calcext:value-type="float">
            <text:p>5,9710</text:p>
          </table:table-cell>
          <table:table-cell office:value-type="float" office:value="1.0016413333" calcext:value-type="float">
            <text:p>1,0016</text:p>
          </table:table-cell>
          <table:table-cell office:value-type="float" office:value="7.9157944444" calcext:value-type="float">
            <text:p>7,9158</text:p>
          </table:table-cell>
          <table:table-cell table:formula="of:=IF(([.B5] &gt;= [.D5])    AND    ([.B5]&gt;=[.F5]) ;1;0)" office:value-type="float" office:value="0" calcext:value-type="float">
            <text:p>0</text:p>
          </table:table-cell>
          <table:table-cell table:formula="of:=IF(([.D5] &gt;= [.F5])      AND      ([.D5]&gt;=[.B5]) ;1;0)" office:value-type="float" office:value="0" calcext:value-type="float">
            <text:p>0</text:p>
          </table:table-cell>
          <table:table-cell table:formula="of:=IF(([.F5] &gt;= [.B5])    OR    ([.F5]&gt;=[.D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.00065" calcext:value-type="float">
            <text:p>1,0007</text:p>
          </table:table-cell>
          <table:table-cell office:value-type="float" office:value="2.3232166667" calcext:value-type="float">
            <text:p>2,3232</text:p>
          </table:table-cell>
          <table:table-cell office:value-type="float" office:value="1.0018" calcext:value-type="float">
            <text:p>1,0018</text:p>
          </table:table-cell>
          <table:table-cell office:value-type="float" office:value="5.2047" calcext:value-type="float">
            <text:p>5,2047</text:p>
          </table:table-cell>
          <table:table-cell office:value-type="float" office:value="1.0115556667" calcext:value-type="float">
            <text:p>1,0116</text:p>
          </table:table-cell>
          <table:table-cell office:value-type="float" office:value="8.47945" calcext:value-type="float">
            <text:p>8,4795</text:p>
          </table:table-cell>
          <table:table-cell table:formula="of:=IF(([.B6] &gt;= [.D6])    AND    ([.B6]&gt;=[.F6]) ;1;0)" office:value-type="float" office:value="0" calcext:value-type="float">
            <text:p>0</text:p>
          </table:table-cell>
          <table:table-cell table:formula="of:=IF(([.D6] &gt;= [.F6])      AND      ([.D6]&gt;=[.B6]) ;1;0)" office:value-type="float" office:value="0" calcext:value-type="float">
            <text:p>0</text:p>
          </table:table-cell>
          <table:table-cell table:formula="of:=IF(([.F6] &gt;= [.B6])    OR    ([.F6]&gt;=[.D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.000715" calcext:value-type="float">
            <text:p>1,0007</text:p>
          </table:table-cell>
          <table:table-cell office:value-type="float" office:value="2.2718666667" calcext:value-type="float">
            <text:p>2,2719</text:p>
          </table:table-cell>
          <table:table-cell office:value-type="float" office:value="1.0007" calcext:value-type="float">
            <text:p>1,0007</text:p>
          </table:table-cell>
          <table:table-cell office:value-type="float" office:value="3.792" calcext:value-type="float">
            <text:p>3,7920</text:p>
          </table:table-cell>
          <table:table-cell office:value-type="float" office:value="1.000715" calcext:value-type="float">
            <text:p>1,0007</text:p>
          </table:table-cell>
          <table:table-cell office:value-type="float" office:value="4.6307277778" calcext:value-type="float">
            <text:p>4,6307</text:p>
          </table:table-cell>
          <table:table-cell table:formula="of:=IF(([.B7] &gt;= [.D7])    AND    ([.B7]&gt;=[.F7]) ;1;0)" office:value-type="float" office:value="1" calcext:value-type="float">
            <text:p>1</text:p>
          </table:table-cell>
          <table:table-cell table:formula="of:=IF(([.D7] &gt;= [.F7])      AND      ([.D7]&gt;=[.B7]) ;1;0)" office:value-type="float" office:value="0" calcext:value-type="float">
            <text:p>0</text:p>
          </table:table-cell>
          <table:table-cell table:formula="of:=IF(([.F7] &gt;= [.B7])    OR    ([.F7]&gt;=[.D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.010022" calcext:value-type="float">
            <text:p>1,0100</text:p>
          </table:table-cell>
          <table:table-cell office:value-type="float" office:value="4.4221666667" calcext:value-type="float">
            <text:p>4,4222</text:p>
          </table:table-cell>
          <table:table-cell office:value-type="float" office:value="1.01" calcext:value-type="float">
            <text:p>1,0100</text:p>
          </table:table-cell>
          <table:table-cell office:value-type="float" office:value="6.1381" calcext:value-type="float">
            <text:p>6,1381</text:p>
          </table:table-cell>
          <table:table-cell office:value-type="float" office:value="1.010022" calcext:value-type="float">
            <text:p>1,0100</text:p>
          </table:table-cell>
          <table:table-cell office:value-type="float" office:value="7.4627666667" calcext:value-type="float">
            <text:p>7,4628</text:p>
          </table:table-cell>
          <table:table-cell table:formula="of:=IF(([.B8] &gt;= [.D8])    AND    ([.B8]&gt;=[.F8]) ;1;0)" office:value-type="float" office:value="1" calcext:value-type="float">
            <text:p>1</text:p>
          </table:table-cell>
          <table:table-cell table:formula="of:=IF(([.D8] &gt;= [.F8])      AND      ([.D8]&gt;=[.B8]) ;1;0)" office:value-type="float" office:value="0" calcext:value-type="float">
            <text:p>0</text:p>
          </table:table-cell>
          <table:table-cell table:formula="of:=IF(([.F8] &gt;= [.B8])    OR    ([.F8]&gt;=[.D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9987953333" calcext:value-type="float">
            <text:p>0,9988</text:p>
          </table:table-cell>
          <table:table-cell office:value-type="float" office:value="2.85085" calcext:value-type="float">
            <text:p>2,8509</text:p>
          </table:table-cell>
          <table:table-cell office:value-type="float" office:value="1" calcext:value-type="float">
            <text:p>1,0000</text:p>
          </table:table-cell>
          <table:table-cell office:value-type="float" office:value="4.7859" calcext:value-type="float">
            <text:p>4,7859</text:p>
          </table:table-cell>
          <table:table-cell office:value-type="float" office:value="1" calcext:value-type="float">
            <text:p>1,0000</text:p>
          </table:table-cell>
          <table:table-cell office:value-type="float" office:value="5.7170833333" calcext:value-type="float">
            <text:p>5,7171</text:p>
          </table:table-cell>
          <table:table-cell table:formula="of:=IF(([.B9] &gt;= [.D9])    AND    ([.B9]&gt;=[.F9]) ;1;0)" office:value-type="float" office:value="0" calcext:value-type="float">
            <text:p>0</text:p>
          </table:table-cell>
          <table:table-cell table:formula="of:=IF(([.D9] &gt;= [.F9])      AND      ([.D9]&gt;=[.B9]) ;1;0)" office:value-type="float" office:value="1" calcext:value-type="float">
            <text:p>1</text:p>
          </table:table-cell>
          <table:table-cell table:formula="of:=IF(([.F9] &gt;= [.B9])    OR    ([.F9]&gt;=[.D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" calcext:value-type="float">
            <text:p>1,0000</text:p>
          </table:table-cell>
          <table:table-cell office:value-type="float" office:value="3.5366722222" calcext:value-type="float">
            <text:p>3,5367</text:p>
          </table:table-cell>
          <table:table-cell office:value-type="float" office:value="1" calcext:value-type="float">
            <text:p>1,0000</text:p>
          </table:table-cell>
          <table:table-cell office:value-type="float" office:value="6.3431" calcext:value-type="float">
            <text:p>6,3431</text:p>
          </table:table-cell>
          <table:table-cell office:value-type="float" office:value="1" calcext:value-type="float">
            <text:p>1,0000</text:p>
          </table:table-cell>
          <table:table-cell office:value-type="float" office:value="6.5737777778" calcext:value-type="float">
            <text:p>6,5738</text:p>
          </table:table-cell>
          <table:table-cell table:formula="of:=IF(([.B10] &gt;= [.D10])    AND    ([.B10]&gt;=[.F10]) ;1;0)" office:value-type="float" office:value="1" calcext:value-type="float">
            <text:p>1</text:p>
          </table:table-cell>
          <table:table-cell table:formula="of:=IF(([.D10] &gt;= [.F10])      AND      ([.D10]&gt;=[.B10]) ;1;0)" office:value-type="float" office:value="1" calcext:value-type="float">
            <text:p>1</text:p>
          </table:table-cell>
          <table:table-cell table:formula="of:=IF(([.F10] &gt;= [.B10])    OR    ([.F10]&gt;=[.D1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.0293983333" calcext:value-type="float">
            <text:p>1,0294</text:p>
          </table:table-cell>
          <table:table-cell office:value-type="float" office:value="4.8114722222" calcext:value-type="float">
            <text:p>4,8115</text:p>
          </table:table-cell>
          <table:table-cell office:value-type="float" office:value="1.0294" calcext:value-type="float">
            <text:p>1,0294</text:p>
          </table:table-cell>
          <table:table-cell office:value-type="float" office:value="8.2186" calcext:value-type="float">
            <text:p>8,2186</text:p>
          </table:table-cell>
          <table:table-cell office:value-type="float" office:value="1.0286513333" calcext:value-type="float">
            <text:p>1,0287</text:p>
          </table:table-cell>
          <table:table-cell office:value-type="float" office:value="9.2619055556" calcext:value-type="float">
            <text:p>9,2619</text:p>
          </table:table-cell>
          <table:table-cell table:formula="of:=IF(([.B11] &gt;= [.D11])    AND    ([.B11]&gt;=[.F11]) ;1;0)" office:value-type="float" office:value="0" calcext:value-type="float">
            <text:p>0</text:p>
          </table:table-cell>
          <table:table-cell table:formula="of:=IF(([.D11] &gt;= [.F11])      AND      ([.D11]&gt;=[.B11]) ;1;0)" office:value-type="float" office:value="1" calcext:value-type="float">
            <text:p>1</text:p>
          </table:table-cell>
          <table:table-cell table:formula="of:=IF(([.F11] &gt;= [.B11])    OR    ([.F11]&gt;=[.D11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.0125916667" calcext:value-type="float">
            <text:p>1,0126</text:p>
          </table:table-cell>
          <table:table-cell office:value-type="float" office:value="2.9116722222" calcext:value-type="float">
            <text:p>2,9117</text:p>
          </table:table-cell>
          <table:table-cell office:value-type="float" office:value="1.013" calcext:value-type="float">
            <text:p>1,0130</text:p>
          </table:table-cell>
          <table:table-cell office:value-type="float" office:value="5.5889" calcext:value-type="float">
            <text:p>5,5889</text:p>
          </table:table-cell>
          <table:table-cell office:value-type="float" office:value="1.0130033333" calcext:value-type="float">
            <text:p>1,0130</text:p>
          </table:table-cell>
          <table:table-cell office:value-type="float" office:value="5.87795" calcext:value-type="float">
            <text:p>5,8780</text:p>
          </table:table-cell>
          <table:table-cell table:formula="of:=IF(([.B12] &gt;= [.D12])    AND    ([.B12]&gt;=[.F12]) ;1;0)" office:value-type="float" office:value="0" calcext:value-type="float">
            <text:p>0</text:p>
          </table:table-cell>
          <table:table-cell table:formula="of:=IF(([.D12] &gt;= [.F12])      AND      ([.D12]&gt;=[.B12]) ;1;0)" office:value-type="float" office:value="0" calcext:value-type="float">
            <text:p>0</text:p>
          </table:table-cell>
          <table:table-cell table:formula="of:=IF(([.F12] &gt;= [.B12])    OR    ([.F12]&gt;=[.D1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.049638" calcext:value-type="float">
            <text:p>1,0496</text:p>
          </table:table-cell>
          <table:table-cell office:value-type="float" office:value="2.8172666667" calcext:value-type="float">
            <text:p>2,8173</text:p>
          </table:table-cell>
          <table:table-cell office:value-type="float" office:value="1.0496" calcext:value-type="float">
            <text:p>1,0496</text:p>
          </table:table-cell>
          <table:table-cell office:value-type="float" office:value="5.5138" calcext:value-type="float">
            <text:p>5,5138</text:p>
          </table:table-cell>
          <table:table-cell office:value-type="float" office:value="1.049638" calcext:value-type="float">
            <text:p>1,0496</text:p>
          </table:table-cell>
          <table:table-cell office:value-type="float" office:value="5.8003" calcext:value-type="float">
            <text:p>5,8003</text:p>
          </table:table-cell>
          <table:table-cell table:formula="of:=IF(([.B13] &gt;= [.D13])    AND    ([.B13]&gt;=[.F13]) ;1;0)" office:value-type="float" office:value="1" calcext:value-type="float">
            <text:p>1</text:p>
          </table:table-cell>
          <table:table-cell table:formula="of:=IF(([.D13] &gt;= [.F13])      AND      ([.D13]&gt;=[.B13]) ;1;0)" office:value-type="float" office:value="0" calcext:value-type="float">
            <text:p>0</text:p>
          </table:table-cell>
          <table:table-cell table:formula="of:=IF(([.F13] &gt;= [.B13])    OR    ([.F13]&gt;=[.D1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.08769" calcext:value-type="float">
            <text:p>1,0877</text:p>
          </table:table-cell>
          <table:table-cell office:value-type="float" office:value="7.2621055556" calcext:value-type="float">
            <text:p>7,2621</text:p>
          </table:table-cell>
          <table:table-cell office:value-type="float" office:value="1.1948" calcext:value-type="float">
            <text:p>1,1948</text:p>
          </table:table-cell>
          <table:table-cell office:value-type="float" office:value="16.0827" calcext:value-type="float">
            <text:p>16,0827</text:p>
          </table:table-cell>
          <table:table-cell office:value-type="float" office:value="1.2002886667" calcext:value-type="float">
            <text:p>1,2003</text:p>
          </table:table-cell>
          <table:table-cell office:value-type="float" office:value="17.7124611111" calcext:value-type="float">
            <text:p>17,7125</text:p>
          </table:table-cell>
          <table:table-cell table:formula="of:=IF(([.B14] &gt;= [.D14])    AND    ([.B14]&gt;=[.F14]) ;1;0)" office:value-type="float" office:value="0" calcext:value-type="float">
            <text:p>0</text:p>
          </table:table-cell>
          <table:table-cell table:formula="of:=IF(([.D14] &gt;= [.F14])      AND      ([.D14]&gt;=[.B14]) ;1;0)" office:value-type="float" office:value="0" calcext:value-type="float">
            <text:p>0</text:p>
          </table:table-cell>
          <table:table-cell table:formula="of:=IF(([.F14] &gt;= [.B14])    OR    ([.F14]&gt;=[.D1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.2428933333" calcext:value-type="float">
            <text:p>1,2429</text:p>
          </table:table-cell>
          <table:table-cell office:value-type="float" office:value="5.1542" calcext:value-type="float">
            <text:p>5,1542</text:p>
          </table:table-cell>
          <table:table-cell office:value-type="float" office:value="1.1202" calcext:value-type="float">
            <text:p>1,1202</text:p>
          </table:table-cell>
          <table:table-cell office:value-type="float" office:value="19.5884" calcext:value-type="float">
            <text:p>19,5884</text:p>
          </table:table-cell>
          <table:table-cell office:value-type="float" office:value="1.2067596667" calcext:value-type="float">
            <text:p>1,2068</text:p>
          </table:table-cell>
          <table:table-cell office:value-type="float" office:value="17.1918777778" calcext:value-type="float">
            <text:p>17,1919</text:p>
          </table:table-cell>
          <table:table-cell table:formula="of:=IF(([.B15] &gt;= [.D15])    AND    ([.B15]&gt;=[.F15]) ;1;0)" office:value-type="float" office:value="1" calcext:value-type="float">
            <text:p>1</text:p>
          </table:table-cell>
          <table:table-cell table:formula="of:=IF(([.D15] &gt;= [.F15])      AND      ([.D15]&gt;=[.B15]) ;1;0)" office:value-type="float" office:value="0" calcext:value-type="float">
            <text:p>0</text:p>
          </table:table-cell>
          <table:table-cell table:formula="of:=IF(([.F15] &gt;= [.B15])    OR    ([.F15]&gt;=[.D1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.4067893333" calcext:value-type="float">
            <text:p>1,4068</text:p>
          </table:table-cell>
          <table:table-cell office:value-type="float" office:value="2.7122222222" calcext:value-type="float">
            <text:p>2,7122</text:p>
          </table:table-cell>
          <table:table-cell office:value-type="float" office:value="1.5238" calcext:value-type="float">
            <text:p>1,5238</text:p>
          </table:table-cell>
          <table:table-cell office:value-type="float" office:value="4.0868" calcext:value-type="float">
            <text:p>4,0868</text:p>
          </table:table-cell>
          <table:table-cell office:value-type="float" office:value="1.5238146667" calcext:value-type="float">
            <text:p>1,5238</text:p>
          </table:table-cell>
          <table:table-cell office:value-type="float" office:value="5.2371611111" calcext:value-type="float">
            <text:p>5,2372</text:p>
          </table:table-cell>
          <table:table-cell table:formula="of:=IF(([.B16] &gt;= [.D16])    AND    ([.B16]&gt;=[.F16]) ;1;0)" office:value-type="float" office:value="0" calcext:value-type="float">
            <text:p>0</text:p>
          </table:table-cell>
          <table:table-cell table:formula="of:=IF(([.D16] &gt;= [.F16])      AND      ([.D16]&gt;=[.B16]) ;1;0)" office:value-type="float" office:value="0" calcext:value-type="float">
            <text:p>0</text:p>
          </table:table-cell>
          <table:table-cell table:formula="of:=IF(([.F16] &gt;= [.B16])    OR    ([.F16]&gt;=[.D1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.122125" calcext:value-type="float">
            <text:p>1,1221</text:p>
          </table:table-cell>
          <table:table-cell office:value-type="float" office:value="3.1061722222" calcext:value-type="float">
            <text:p>3,1062</text:p>
          </table:table-cell>
          <table:table-cell office:value-type="float" office:value="1.183" calcext:value-type="float">
            <text:p>1,1830</text:p>
          </table:table-cell>
          <table:table-cell office:value-type="float" office:value="3.029" calcext:value-type="float">
            <text:p>3,0290</text:p>
          </table:table-cell>
          <table:table-cell office:value-type="float" office:value="1.182994" calcext:value-type="float">
            <text:p>1,1830</text:p>
          </table:table-cell>
          <table:table-cell office:value-type="float" office:value="4.4951833333" calcext:value-type="float">
            <text:p>4,4952</text:p>
          </table:table-cell>
          <table:table-cell table:formula="of:=IF(([.B17] &gt;= [.D17])    AND    ([.B17]&gt;=[.F17]) ;1;0)" office:value-type="float" office:value="0" calcext:value-type="float">
            <text:p>0</text:p>
          </table:table-cell>
          <table:table-cell table:formula="of:=IF(([.D17] &gt;= [.F17])      AND      ([.D17]&gt;=[.B17]) ;1;0)" office:value-type="float" office:value="1" calcext:value-type="float">
            <text:p>1</text:p>
          </table:table-cell>
          <table:table-cell table:formula="of:=IF(([.F17] &gt;= [.B17])    OR    ([.F17]&gt;=[.D1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.0638973333" calcext:value-type="float">
            <text:p>1,0639</text:p>
          </table:table-cell>
          <table:table-cell office:value-type="float" office:value="4.7497833333" calcext:value-type="float">
            <text:p>4,7498</text:p>
          </table:table-cell>
          <table:table-cell office:value-type="float" office:value="1.0004" calcext:value-type="float">
            <text:p>1,0004</text:p>
          </table:table-cell>
          <table:table-cell office:value-type="float" office:value="7.0879" calcext:value-type="float">
            <text:p>7,0879</text:p>
          </table:table-cell>
          <table:table-cell office:value-type="float" office:value="1.000387" calcext:value-type="float">
            <text:p>1,0004</text:p>
          </table:table-cell>
          <table:table-cell office:value-type="float" office:value="10.4165222222" calcext:value-type="float">
            <text:p>10,4165</text:p>
          </table:table-cell>
          <table:table-cell table:formula="of:=IF(([.B18] &gt;= [.D18])    AND    ([.B18]&gt;=[.F18]) ;1;0)" office:value-type="float" office:value="1" calcext:value-type="float">
            <text:p>1</text:p>
          </table:table-cell>
          <table:table-cell table:formula="of:=IF(([.D18] &gt;= [.F18])      AND      ([.D18]&gt;=[.B18]) ;1;0)" office:value-type="float" office:value="0" calcext:value-type="float">
            <text:p>0</text:p>
          </table:table-cell>
          <table:table-cell table:formula="of:=IF(([.F18] &gt;= [.B18])    OR    ([.F18]&gt;=[.D18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.1272786667" calcext:value-type="float">
            <text:p>1,1273</text:p>
          </table:table-cell>
          <table:table-cell office:value-type="float" office:value="3.4281166667" calcext:value-type="float">
            <text:p>3,4281</text:p>
          </table:table-cell>
          <table:table-cell office:value-type="float" office:value="1.1909" calcext:value-type="float">
            <text:p>1,1909</text:p>
          </table:table-cell>
          <table:table-cell office:value-type="float" office:value="4.5788" calcext:value-type="float">
            <text:p>4,5788</text:p>
          </table:table-cell>
          <table:table-cell office:value-type="float" office:value="1.190918" calcext:value-type="float">
            <text:p>1,1909</text:p>
          </table:table-cell>
          <table:table-cell office:value-type="float" office:value="6.0469833333" calcext:value-type="float">
            <text:p>6,0470</text:p>
          </table:table-cell>
          <table:table-cell table:formula="of:=IF(([.B19] &gt;= [.D19])    AND    ([.B19]&gt;=[.F19]) ;1;0)" office:value-type="float" office:value="0" calcext:value-type="float">
            <text:p>0</text:p>
          </table:table-cell>
          <table:table-cell table:formula="of:=IF(([.D19] &gt;= [.F19])      AND      ([.D19]&gt;=[.B19]) ;1;0)" office:value-type="float" office:value="0" calcext:value-type="float">
            <text:p>0</text:p>
          </table:table-cell>
          <table:table-cell table:formula="of:=IF(([.F19] &gt;= [.B19])    OR    ([.F19]&gt;=[.D1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" calcext:value-type="float">
            <text:p>1,0000</text:p>
          </table:table-cell>
          <table:table-cell office:value-type="float" office:value="3.2849944444" calcext:value-type="float">
            <text:p>3,2850</text:p>
          </table:table-cell>
          <table:table-cell office:value-type="float" office:value="1" calcext:value-type="float">
            <text:p>1,0000</text:p>
          </table:table-cell>
          <table:table-cell office:value-type="float" office:value="4.8185" calcext:value-type="float">
            <text:p>4,8185</text:p>
          </table:table-cell>
          <table:table-cell office:value-type="float" office:value="1" calcext:value-type="float">
            <text:p>1,0000</text:p>
          </table:table-cell>
          <table:table-cell office:value-type="float" office:value="6.5784555556" calcext:value-type="float">
            <text:p>6,5785</text:p>
          </table:table-cell>
          <table:table-cell table:formula="of:=IF(([.B20] &gt;= [.D20])    AND    ([.B20]&gt;=[.F20]) ;1;0)" office:value-type="float" office:value="1" calcext:value-type="float">
            <text:p>1</text:p>
          </table:table-cell>
          <table:table-cell table:formula="of:=IF(([.D20] &gt;= [.F20])      AND      ([.D20]&gt;=[.B20]) ;1;0)" office:value-type="float" office:value="1" calcext:value-type="float">
            <text:p>1</text:p>
          </table:table-cell>
          <table:table-cell table:formula="of:=IF(([.F20] &gt;= [.B20])    OR    ([.F20]&gt;=[.D2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" calcext:value-type="float">
            <text:p>1,0000</text:p>
          </table:table-cell>
          <table:table-cell office:value-type="float" office:value="2.7911888889" calcext:value-type="float">
            <text:p>2,7912</text:p>
          </table:table-cell>
          <table:table-cell office:value-type="float" office:value="1" calcext:value-type="float">
            <text:p>1,0000</text:p>
          </table:table-cell>
          <table:table-cell office:value-type="float" office:value="3.2687" calcext:value-type="float">
            <text:p>3,2687</text:p>
          </table:table-cell>
          <table:table-cell office:value-type="float" office:value="1" calcext:value-type="float">
            <text:p>1,0000</text:p>
          </table:table-cell>
          <table:table-cell office:value-type="float" office:value="4.56965" calcext:value-type="float">
            <text:p>4,5697</text:p>
          </table:table-cell>
          <table:table-cell table:formula="of:=IF(([.B21] &gt;= [.D21])    AND    ([.B21]&gt;=[.F21]) ;1;0)" office:value-type="float" office:value="1" calcext:value-type="float">
            <text:p>1</text:p>
          </table:table-cell>
          <table:table-cell table:formula="of:=IF(([.D21] &gt;= [.F21])      AND      ([.D21]&gt;=[.B21]) ;1;0)" office:value-type="float" office:value="1" calcext:value-type="float">
            <text:p>1</text:p>
          </table:table-cell>
          <table:table-cell table:formula="of:=IF(([.F21] &gt;= [.B21])    OR    ([.F21]&gt;=[.D21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.0000856667" calcext:value-type="float">
            <text:p>1,0001</text:p>
          </table:table-cell>
          <table:table-cell office:value-type="float" office:value="3.6815444444" calcext:value-type="float">
            <text:p>3,6815</text:p>
          </table:table-cell>
          <table:table-cell office:value-type="float" office:value="1" calcext:value-type="float">
            <text:p>1,0000</text:p>
          </table:table-cell>
          <table:table-cell office:value-type="float" office:value="4.5604" calcext:value-type="float">
            <text:p>4,5604</text:p>
          </table:table-cell>
          <table:table-cell office:value-type="float" office:value="1.0144033333" calcext:value-type="float">
            <text:p>1,0144</text:p>
          </table:table-cell>
          <table:table-cell office:value-type="float" office:value="6.7971" calcext:value-type="float">
            <text:p>6,7971</text:p>
          </table:table-cell>
          <table:table-cell table:formula="of:=IF(([.B22] &gt;= [.D22])    AND    ([.B22]&gt;=[.F22]) ;1;0)" office:value-type="float" office:value="0" calcext:value-type="float">
            <text:p>0</text:p>
          </table:table-cell>
          <table:table-cell table:formula="of:=IF(([.D22] &gt;= [.F22])      AND      ([.D22]&gt;=[.B22]) ;1;0)" office:value-type="float" office:value="0" calcext:value-type="float">
            <text:p>0</text:p>
          </table:table-cell>
          <table:table-cell table:formula="of:=IF(([.F22] &gt;= [.B22])    OR    ([.F22]&gt;=[.D2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.0001713333" calcext:value-type="float">
            <text:p>1,0002</text:p>
          </table:table-cell>
          <table:table-cell office:value-type="float" office:value="58.8911222222" calcext:value-type="float">
            <text:p>58,8911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3077" calcext:value-type="float">
            <text:p>3,3077</text:p>
          </table:table-cell>
          <table:table-cell office:value-type="float" office:value="1.0005146667" calcext:value-type="float">
            <text:p>1,0005</text:p>
          </table:table-cell>
          <table:table-cell office:value-type="float" office:value="6.0955333333" calcext:value-type="float">
            <text:p>6,0955</text:p>
          </table:table-cell>
          <table:table-cell table:formula="of:=IF(([.B23] &gt;= [.D23])    AND    ([.B23]&gt;=[.F23]) ;1;0)" office:value-type="float" office:value="0" calcext:value-type="float">
            <text:p>0</text:p>
          </table:table-cell>
          <table:table-cell table:formula="of:=IF(([.D23] &gt;= [.F23])      AND      ([.D23]&gt;=[.B23]) ;1;0)" office:value-type="float" office:value="0" calcext:value-type="float">
            <text:p>0</text:p>
          </table:table-cell>
          <table:table-cell table:formula="of:=IF(([.F23] &gt;= [.B23])    OR    ([.F23]&gt;=[.D2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.0004296667" calcext:value-type="float">
            <text:p>1,0004</text:p>
          </table:table-cell>
          <table:table-cell office:value-type="float" office:value="3.7523611111" calcext:value-type="float">
            <text:p>3,7524</text:p>
          </table:table-cell>
          <table:table-cell office:value-type="float" office:value="1" calcext:value-type="float">
            <text:p>1,0000</text:p>
          </table:table-cell>
          <table:table-cell office:value-type="float" office:value="4.6662" calcext:value-type="float">
            <text:p>4,6662</text:p>
          </table:table-cell>
          <table:table-cell office:value-type="float" office:value="1.0294823333" calcext:value-type="float">
            <text:p>1,0295</text:p>
          </table:table-cell>
          <table:table-cell office:value-type="float" office:value="6.9532555556" calcext:value-type="float">
            <text:p>6,9533</text:p>
          </table:table-cell>
          <table:table-cell table:formula="of:=IF(([.B24] &gt;= [.D24])    AND    ([.B24]&gt;=[.F24]) ;1;0)" office:value-type="float" office:value="0" calcext:value-type="float">
            <text:p>0</text:p>
          </table:table-cell>
          <table:table-cell table:formula="of:=IF(([.D24] &gt;= [.F24])      AND      ([.D24]&gt;=[.B24]) ;1;0)" office:value-type="float" office:value="0" calcext:value-type="float">
            <text:p>0</text:p>
          </table:table-cell>
          <table:table-cell table:formula="of:=IF(([.F24] &gt;= [.B24])    OR    ([.F24]&gt;=[.D2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.007505" calcext:value-type="float">
            <text:p>1,0075</text:p>
          </table:table-cell>
          <table:table-cell office:value-type="float" office:value="4.9004944444" calcext:value-type="float">
            <text:p>4,9005</text:p>
          </table:table-cell>
          <table:table-cell office:value-type="float" office:value="1.0002" calcext:value-type="float">
            <text:p>1,0002</text:p>
          </table:table-cell>
          <table:table-cell office:value-type="float" office:value="8.0064" calcext:value-type="float">
            <text:p>8,0064</text:p>
          </table:table-cell>
          <table:table-cell office:value-type="float" office:value="1.000931" calcext:value-type="float">
            <text:p>1,0009</text:p>
          </table:table-cell>
          <table:table-cell office:value-type="float" office:value="11.0277611111" calcext:value-type="float">
            <text:p>11,0278</text:p>
          </table:table-cell>
          <table:table-cell table:formula="of:=IF(([.B25] &gt;= [.D25])    AND    ([.B25]&gt;=[.F25]) ;1;0)" office:value-type="float" office:value="1" calcext:value-type="float">
            <text:p>1</text:p>
          </table:table-cell>
          <table:table-cell table:formula="of:=IF(([.D25] &gt;= [.F25])      AND      ([.D25]&gt;=[.B25]) ;1;0)" office:value-type="float" office:value="0" calcext:value-type="float">
            <text:p>0</text:p>
          </table:table-cell>
          <table:table-cell table:formula="of:=IF(([.F25] &gt;= [.B25])    OR    ([.F25]&gt;=[.D2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.2692436667" calcext:value-type="float">
            <text:p>1,2692</text:p>
          </table:table-cell>
          <table:table-cell office:value-type="float" office:value="10.8313388889" calcext:value-type="float">
            <text:p>10,8313</text:p>
          </table:table-cell>
          <table:table-cell office:value-type="float" office:value="1.018" calcext:value-type="float">
            <text:p>1,0180</text:p>
          </table:table-cell>
          <table:table-cell office:value-type="float" office:value="8.2846" calcext:value-type="float">
            <text:p>8,2846</text:p>
          </table:table-cell>
          <table:table-cell office:value-type="float" office:value="1.0356723333" calcext:value-type="float">
            <text:p>1,0357</text:p>
          </table:table-cell>
          <table:table-cell office:value-type="float" office:value="11.7720388889" calcext:value-type="float">
            <text:p>11,7720</text:p>
          </table:table-cell>
          <table:table-cell table:formula="of:=IF(([.B26] &gt;= [.D26])    AND    ([.B26]&gt;=[.F26]) ;1;0)" office:value-type="float" office:value="1" calcext:value-type="float">
            <text:p>1</text:p>
          </table:table-cell>
          <table:table-cell table:formula="of:=IF(([.D26] &gt;= [.F26])      AND      ([.D26]&gt;=[.B26]) ;1;0)" office:value-type="float" office:value="0" calcext:value-type="float">
            <text:p>0</text:p>
          </table:table-cell>
          <table:table-cell table:formula="of:=IF(([.F26] &gt;= [.B26])    OR    ([.F26]&gt;=[.D2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1.0475986667" calcext:value-type="float">
            <text:p>1,0476</text:p>
          </table:table-cell>
          <table:table-cell office:value-type="float" office:value="7.28225" calcext:value-type="float">
            <text:p>7,2823</text:p>
          </table:table-cell>
          <table:table-cell office:value-type="float" office:value="1.0378" calcext:value-type="float">
            <text:p>1,0378</text:p>
          </table:table-cell>
          <table:table-cell office:value-type="float" office:value="10.05" calcext:value-type="float">
            <text:p>10,0500</text:p>
          </table:table-cell>
          <table:table-cell office:value-type="float" office:value="1.2147706667" calcext:value-type="float">
            <text:p>1,2148</text:p>
          </table:table-cell>
          <table:table-cell office:value-type="float" office:value="20.6348" calcext:value-type="float">
            <text:p>20,6348</text:p>
          </table:table-cell>
          <table:table-cell table:formula="of:=IF(([.B27] &gt;= [.D27])    AND    ([.B27]&gt;=[.F27]) ;1;0)" office:value-type="float" office:value="0" calcext:value-type="float">
            <text:p>0</text:p>
          </table:table-cell>
          <table:table-cell table:formula="of:=IF(([.D27] &gt;= [.F27])      AND      ([.D27]&gt;=[.B27]) ;1;0)" office:value-type="float" office:value="0" calcext:value-type="float">
            <text:p>0</text:p>
          </table:table-cell>
          <table:table-cell table:formula="of:=IF(([.F27] &gt;= [.B27])    OR    ([.F27]&gt;=[.D2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1.0000613333" calcext:value-type="float">
            <text:p>1,0001</text:p>
          </table:table-cell>
          <table:table-cell office:value-type="float" office:value="3.81405" calcext:value-type="float">
            <text:p>3,8141</text:p>
          </table:table-cell>
          <table:table-cell office:value-type="float" office:value="1.2419" calcext:value-type="float">
            <text:p>1,2419</text:p>
          </table:table-cell>
          <table:table-cell office:value-type="float" office:value="13.7624" calcext:value-type="float">
            <text:p>13,7624</text:p>
          </table:table-cell>
          <table:table-cell office:value-type="float" office:value="1.0001226667" calcext:value-type="float">
            <text:p>1,0001</text:p>
          </table:table-cell>
          <table:table-cell office:value-type="float" office:value="7.9126" calcext:value-type="float">
            <text:p>7,9126</text:p>
          </table:table-cell>
          <table:table-cell table:formula="of:=IF(([.B28] &gt;= [.D28])    AND    ([.B28]&gt;=[.F28]) ;1;0)" office:value-type="float" office:value="0" calcext:value-type="float">
            <text:p>0</text:p>
          </table:table-cell>
          <table:table-cell table:formula="of:=IF(([.D28] &gt;= [.F28])      AND      ([.D28]&gt;=[.B28]) ;1;0)" office:value-type="float" office:value="1" calcext:value-type="float">
            <text:p>1</text:p>
          </table:table-cell>
          <table:table-cell table:formula="of:=IF(([.F28] &gt;= [.B28])    OR    ([.F28]&gt;=[.D2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1.0584996667" calcext:value-type="float">
            <text:p>1,0585</text:p>
          </table:table-cell>
          <table:table-cell office:value-type="float" office:value="3.7891888889" calcext:value-type="float">
            <text:p>3,7892</text:p>
          </table:table-cell>
          <table:table-cell office:value-type="float" office:value="1.0001" calcext:value-type="float">
            <text:p>1,0001</text:p>
          </table:table-cell>
          <table:table-cell office:value-type="float" office:value="6.3005" calcext:value-type="float">
            <text:p>6,3005</text:p>
          </table:table-cell>
          <table:table-cell office:value-type="float" office:value="1" calcext:value-type="float">
            <text:p>1,0000</text:p>
          </table:table-cell>
          <table:table-cell office:value-type="float" office:value="6.9811055556" calcext:value-type="float">
            <text:p>6,9811</text:p>
          </table:table-cell>
          <table:table-cell table:formula="of:=IF(([.B29] &gt;= [.D29])    AND    ([.B29]&gt;=[.F29]) ;1;0)" office:value-type="float" office:value="1" calcext:value-type="float">
            <text:p>1</text:p>
          </table:table-cell>
          <table:table-cell table:formula="of:=IF(([.D29] &gt;= [.F29])      AND      ([.D29]&gt;=[.B29]) ;1;0)" office:value-type="float" office:value="0" calcext:value-type="float">
            <text:p>0</text:p>
          </table:table-cell>
          <table:table-cell table:formula="of:=IF(([.F29] &gt;= [.B29])    OR    ([.F29]&gt;=[.D29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1.1759686667" calcext:value-type="float">
            <text:p>1,1760</text:p>
          </table:table-cell>
          <table:table-cell office:value-type="float" office:value="6.5560444444" calcext:value-type="float">
            <text:p>6,5560</text:p>
          </table:table-cell>
          <table:table-cell office:value-type="float" office:value="1.0742" calcext:value-type="float">
            <text:p>1,0742</text:p>
          </table:table-cell>
          <table:table-cell office:value-type="float" office:value="6.8809" calcext:value-type="float">
            <text:p>6,8809</text:p>
          </table:table-cell>
          <table:table-cell office:value-type="float" office:value="1.1837743333" calcext:value-type="float">
            <text:p>1,1838</text:p>
          </table:table-cell>
          <table:table-cell office:value-type="float" office:value="12.8292" calcext:value-type="float">
            <text:p>12,8292</text:p>
          </table:table-cell>
          <table:table-cell table:formula="of:=IF(([.B30] &gt;= [.D30])    AND    ([.B30]&gt;=[.F30]) ;1;0)" office:value-type="float" office:value="0" calcext:value-type="float">
            <text:p>0</text:p>
          </table:table-cell>
          <table:table-cell table:formula="of:=IF(([.D30] &gt;= [.F30])      AND      ([.D30]&gt;=[.B30]) ;1;0)" office:value-type="float" office:value="0" calcext:value-type="float">
            <text:p>0</text:p>
          </table:table-cell>
          <table:table-cell table:formula="of:=IF(([.F30] &gt;= [.B30])    OR    ([.F30]&gt;=[.D3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1.068574" calcext:value-type="float">
            <text:p>1,0686</text:p>
          </table:table-cell>
          <table:table-cell office:value-type="float" office:value="5.20955" calcext:value-type="float">
            <text:p>5,2096</text:p>
          </table:table-cell>
          <table:table-cell office:value-type="float" office:value="1.1705" calcext:value-type="float">
            <text:p>1,1705</text:p>
          </table:table-cell>
          <table:table-cell office:value-type="float" office:value="10.1299" calcext:value-type="float">
            <text:p>10,1299</text:p>
          </table:table-cell>
          <table:table-cell office:value-type="float" office:value="1.0931133333" calcext:value-type="float">
            <text:p>1,0931</text:p>
          </table:table-cell>
          <table:table-cell office:value-type="float" office:value="14.8166555556" calcext:value-type="float">
            <text:p>14,8167</text:p>
          </table:table-cell>
          <table:table-cell table:formula="of:=IF(([.B31] &gt;= [.D31])    AND    ([.B31]&gt;=[.F31]) ;1;0)" office:value-type="float" office:value="0" calcext:value-type="float">
            <text:p>0</text:p>
          </table:table-cell>
          <table:table-cell table:formula="of:=IF(([.D31] &gt;= [.F31])      AND      ([.D31]&gt;=[.B31]) ;1;0)" office:value-type="float" office:value="1" calcext:value-type="float">
            <text:p>1</text:p>
          </table:table-cell>
          <table:table-cell table:formula="of:=IF(([.F31] &gt;= [.B31])    OR    ([.F31]&gt;=[.D31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1.0739276667" calcext:value-type="float">
            <text:p>1,0739</text:p>
          </table:table-cell>
          <table:table-cell office:value-type="float" office:value="4.5961444444" calcext:value-type="float">
            <text:p>4,5961</text:p>
          </table:table-cell>
          <table:table-cell office:value-type="float" office:value="1.0823" calcext:value-type="float">
            <text:p>1,0823</text:p>
          </table:table-cell>
          <table:table-cell office:value-type="float" office:value="9.5634" calcext:value-type="float">
            <text:p>9,5634</text:p>
          </table:table-cell>
          <table:table-cell office:value-type="float" office:value="1.0280386667" calcext:value-type="float">
            <text:p>1,0280</text:p>
          </table:table-cell>
          <table:table-cell office:value-type="float" office:value="11.2814666667" calcext:value-type="float">
            <text:p>11,2815</text:p>
          </table:table-cell>
          <table:table-cell table:formula="of:=IF(([.B32] &gt;= [.D32])    AND    ([.B32]&gt;=[.F32]) ;1;0)" office:value-type="float" office:value="0" calcext:value-type="float">
            <text:p>0</text:p>
          </table:table-cell>
          <table:table-cell table:formula="of:=IF(([.D32] &gt;= [.F32])      AND      ([.D32]&gt;=[.B32]) ;1;0)" office:value-type="float" office:value="1" calcext:value-type="float">
            <text:p>1</text:p>
          </table:table-cell>
          <table:table-cell table:formula="of:=IF(([.F32] &gt;= [.B32])    OR    ([.F32]&gt;=[.D32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1.2687056667" calcext:value-type="float">
            <text:p>1,2687</text:p>
          </table:table-cell>
          <table:table-cell office:value-type="float" office:value="3.6222833333" calcext:value-type="float">
            <text:p>3,6223</text:p>
          </table:table-cell>
          <table:table-cell office:value-type="float" office:value="1.0739" calcext:value-type="float">
            <text:p>1,0739</text:p>
          </table:table-cell>
          <table:table-cell office:value-type="float" office:value="6.6246" calcext:value-type="float">
            <text:p>6,6246</text:p>
          </table:table-cell>
          <table:table-cell office:value-type="float" office:value="1.165566" calcext:value-type="float">
            <text:p>1,1656</text:p>
          </table:table-cell>
          <table:table-cell office:value-type="float" office:value="6.3953722222" calcext:value-type="float">
            <text:p>6,3954</text:p>
          </table:table-cell>
          <table:table-cell table:formula="of:=IF(([.B33] &gt;= [.D33])    AND    ([.B33]&gt;=[.F33]) ;1;0)" office:value-type="float" office:value="1" calcext:value-type="float">
            <text:p>1</text:p>
          </table:table-cell>
          <table:table-cell table:formula="of:=IF(([.D33] &gt;= [.F33])      AND      ([.D33]&gt;=[.B33]) ;1;0)" office:value-type="float" office:value="0" calcext:value-type="float">
            <text:p>0</text:p>
          </table:table-cell>
          <table:table-cell table:formula="of:=IF(([.F33] &gt;= [.B33])    OR    ([.F33]&gt;=[.D3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1.3403263333" calcext:value-type="float">
            <text:p>1,3403</text:p>
          </table:table-cell>
          <table:table-cell office:value-type="float" office:value="4.4791222222" calcext:value-type="float">
            <text:p>4,4791</text:p>
          </table:table-cell>
          <table:table-cell office:value-type="float" office:value="1.2488" calcext:value-type="float">
            <text:p>1,2488</text:p>
          </table:table-cell>
          <table:table-cell office:value-type="float" office:value="4.9289" calcext:value-type="float">
            <text:p>4,9289</text:p>
          </table:table-cell>
          <table:table-cell office:value-type="float" office:value="1.482223" calcext:value-type="float">
            <text:p>1,4822</text:p>
          </table:table-cell>
          <table:table-cell office:value-type="float" office:value="11.5621777778" calcext:value-type="float">
            <text:p>11,5622</text:p>
          </table:table-cell>
          <table:table-cell table:formula="of:=IF(([.B34] &gt;= [.D34])    AND    ([.B34]&gt;=[.F34]) ;1;0)" office:value-type="float" office:value="0" calcext:value-type="float">
            <text:p>0</text:p>
          </table:table-cell>
          <table:table-cell table:formula="of:=IF(([.D34] &gt;= [.F34])      AND      ([.D34]&gt;=[.B34]) ;1;0)" office:value-type="float" office:value="0" calcext:value-type="float">
            <text:p>0</text:p>
          </table:table-cell>
          <table:table-cell table:formula="of:=IF(([.F34] &gt;= [.B34])    OR    ([.F34]&gt;=[.D3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1.0930953333" calcext:value-type="float">
            <text:p>1,0931</text:p>
          </table:table-cell>
          <table:table-cell office:value-type="float" office:value="2.6109777778" calcext:value-type="float">
            <text:p>2,6110</text:p>
          </table:table-cell>
          <table:table-cell office:value-type="float" office:value="1.3738" calcext:value-type="float">
            <text:p>1,3738</text:p>
          </table:table-cell>
          <table:table-cell office:value-type="float" office:value="6.6586" calcext:value-type="float">
            <text:p>6,6586</text:p>
          </table:table-cell>
          <table:table-cell office:value-type="float" office:value="1.089952" calcext:value-type="float">
            <text:p>1,0900</text:p>
          </table:table-cell>
          <table:table-cell office:value-type="float" office:value="5.4462166667" calcext:value-type="float">
            <text:p>5,4462</text:p>
          </table:table-cell>
          <table:table-cell table:formula="of:=IF(([.B35] &gt;= [.D35])    AND    ([.B35]&gt;=[.F35]) ;1;0)" office:value-type="float" office:value="0" calcext:value-type="float">
            <text:p>0</text:p>
          </table:table-cell>
          <table:table-cell table:formula="of:=IF(([.D35] &gt;= [.F35])      AND      ([.D35]&gt;=[.B35]) ;1;0)" office:value-type="float" office:value="1" calcext:value-type="float">
            <text:p>1</text:p>
          </table:table-cell>
          <table:table-cell table:formula="of:=IF(([.F35] &gt;= [.B35])    OR    ([.F35]&gt;=[.D35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1.0315913333" calcext:value-type="float">
            <text:p>1,0316</text:p>
          </table:table-cell>
          <table:table-cell office:value-type="float" office:value="3.3508333333" calcext:value-type="float">
            <text:p>3,3508</text:p>
          </table:table-cell>
          <table:table-cell office:value-type="float" office:value="1.0758" calcext:value-type="float">
            <text:p>1,0758</text:p>
          </table:table-cell>
          <table:table-cell office:value-type="float" office:value="4.5013" calcext:value-type="float">
            <text:p>4,5013</text:p>
          </table:table-cell>
          <table:table-cell office:value-type="float" office:value="1.0742713333" calcext:value-type="float">
            <text:p>1,0743</text:p>
          </table:table-cell>
          <table:table-cell office:value-type="float" office:value="6.3313166667" calcext:value-type="float">
            <text:p>6,3313</text:p>
          </table:table-cell>
          <table:table-cell table:formula="of:=IF(([.B36] &gt;= [.D36])    AND    ([.B36]&gt;=[.F36]) ;1;0)" office:value-type="float" office:value="0" calcext:value-type="float">
            <text:p>0</text:p>
          </table:table-cell>
          <table:table-cell table:formula="of:=IF(([.D36] &gt;= [.F36])      AND      ([.D36]&gt;=[.B36]) ;1;0)" office:value-type="float" office:value="1" calcext:value-type="float">
            <text:p>1</text:p>
          </table:table-cell>
          <table:table-cell table:formula="of:=IF(([.F36] &gt;= [.B36])    OR    ([.F36]&gt;=[.D3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1.1756" calcext:value-type="float">
            <text:p>1,1756</text:p>
          </table:table-cell>
          <table:table-cell office:value-type="float" office:value="3.9998777778" calcext:value-type="float">
            <text:p>3,9999</text:p>
          </table:table-cell>
          <table:table-cell office:value-type="float" office:value="1.0316" calcext:value-type="float">
            <text:p>1,0316</text:p>
          </table:table-cell>
          <table:table-cell office:value-type="float" office:value="4.8127" calcext:value-type="float">
            <text:p>4,8127</text:p>
          </table:table-cell>
          <table:table-cell office:value-type="float" office:value="1.1055736667" calcext:value-type="float">
            <text:p>1,1056</text:p>
          </table:table-cell>
          <table:table-cell office:value-type="float" office:value="8.73405" calcext:value-type="float">
            <text:p>8,7341</text:p>
          </table:table-cell>
          <table:table-cell table:formula="of:=IF(([.B37] &gt;= [.D37])    AND    ([.B37]&gt;=[.F37]) ;1;0)" office:value-type="float" office:value="1" calcext:value-type="float">
            <text:p>1</text:p>
          </table:table-cell>
          <table:table-cell table:formula="of:=IF(([.D37] &gt;= [.F37])      AND      ([.D37]&gt;=[.B37]) ;1;0)" office:value-type="float" office:value="0" calcext:value-type="float">
            <text:p>0</text:p>
          </table:table-cell>
          <table:table-cell table:formula="of:=IF(([.F37] &gt;= [.B37])    OR    ([.F37]&gt;=[.D3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1.3512456667" calcext:value-type="float">
            <text:p>1,3512</text:p>
          </table:table-cell>
          <table:table-cell office:value-type="float" office:value="4.0594333333" calcext:value-type="float">
            <text:p>4,0594</text:p>
          </table:table-cell>
          <table:table-cell office:value-type="float" office:value="1.1759" calcext:value-type="float">
            <text:p>1,1759</text:p>
          </table:table-cell>
          <table:table-cell office:value-type="float" office:value="6.6125" calcext:value-type="float">
            <text:p>6,6125</text:p>
          </table:table-cell>
          <table:table-cell office:value-type="float" office:value="1.527805" calcext:value-type="float">
            <text:p>1,5278</text:p>
          </table:table-cell>
          <table:table-cell office:value-type="float" office:value="11.0134833333" calcext:value-type="float">
            <text:p>11,0135</text:p>
          </table:table-cell>
          <table:table-cell table:formula="of:=IF(([.B38] &gt;= [.D38])    AND    ([.B38]&gt;=[.F38]) ;1;0)" office:value-type="float" office:value="0" calcext:value-type="float">
            <text:p>0</text:p>
          </table:table-cell>
          <table:table-cell table:formula="of:=IF(([.D38] &gt;= [.F38])      AND      ([.D38]&gt;=[.B38]) ;1;0)" office:value-type="float" office:value="0" calcext:value-type="float">
            <text:p>0</text:p>
          </table:table-cell>
          <table:table-cell table:formula="of:=IF(([.F38] &gt;= [.B38])    OR    ([.F38]&gt;=[.D3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1.044883" calcext:value-type="float">
            <text:p>1,0449</text:p>
          </table:table-cell>
          <table:table-cell office:value-type="float" office:value="4.5063222222" calcext:value-type="float">
            <text:p>4,5063</text:p>
          </table:table-cell>
          <table:table-cell office:value-type="float" office:value="1.3519" calcext:value-type="float">
            <text:p>1,3519</text:p>
          </table:table-cell>
          <table:table-cell office:value-type="float" office:value="7.6791" calcext:value-type="float">
            <text:p>7,6791</text:p>
          </table:table-cell>
          <table:table-cell office:value-type="float" office:value="1.00038" calcext:value-type="float">
            <text:p>1,0004</text:p>
          </table:table-cell>
          <table:table-cell office:value-type="float" office:value="8.3771333333" calcext:value-type="float">
            <text:p>8,3771</text:p>
          </table:table-cell>
          <table:table-cell table:formula="of:=IF(([.B39] &gt;= [.D39])    AND    ([.B39]&gt;=[.F39]) ;1;0)" office:value-type="float" office:value="0" calcext:value-type="float">
            <text:p>0</text:p>
          </table:table-cell>
          <table:table-cell table:formula="of:=IF(([.D39] &gt;= [.F39])      AND      ([.D39]&gt;=[.B39]) ;1;0)" office:value-type="float" office:value="1" calcext:value-type="float">
            <text:p>1</text:p>
          </table:table-cell>
          <table:table-cell table:formula="of:=IF(([.F39] &gt;= [.B39])    OR    ([.F39]&gt;=[.D39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1.0706753333" calcext:value-type="float">
            <text:p>1,0707</text:p>
          </table:table-cell>
          <table:table-cell office:value-type="float" office:value="5.9007611111" calcext:value-type="float">
            <text:p>5,9008</text:p>
          </table:table-cell>
          <table:table-cell office:value-type="float" office:value="1.033" calcext:value-type="float">
            <text:p>1,0330</text:p>
          </table:table-cell>
          <table:table-cell office:value-type="float" office:value="7.2851" calcext:value-type="float">
            <text:p>7,2851</text:p>
          </table:table-cell>
          <table:table-cell office:value-type="float" office:value="1.1056736667" calcext:value-type="float">
            <text:p>1,1057</text:p>
          </table:table-cell>
          <table:table-cell office:value-type="float" office:value="9.8420222222" calcext:value-type="float">
            <text:p>9,8420</text:p>
          </table:table-cell>
          <table:table-cell table:formula="of:=IF(([.B40] &gt;= [.D40])    AND    ([.B40]&gt;=[.F40]) ;1;0)" office:value-type="float" office:value="0" calcext:value-type="float">
            <text:p>0</text:p>
          </table:table-cell>
          <table:table-cell table:formula="of:=IF(([.D40] &gt;= [.F40])      AND      ([.D40]&gt;=[.B40]) ;1;0)" office:value-type="float" office:value="0" calcext:value-type="float">
            <text:p>0</text:p>
          </table:table-cell>
          <table:table-cell table:formula="of:=IF(([.F40] &gt;= [.B40])    OR    ([.F40]&gt;=[.D4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0.9725726667" calcext:value-type="float">
            <text:p>0,9726</text:p>
          </table:table-cell>
          <table:table-cell office:value-type="float" office:value="6.8427222222" calcext:value-type="float">
            <text:p>6,8427</text:p>
          </table:table-cell>
          <table:table-cell office:value-type="float" office:value="1.0707" calcext:value-type="float">
            <text:p>1,0707</text:p>
          </table:table-cell>
          <table:table-cell office:value-type="float" office:value="9.8344" calcext:value-type="float">
            <text:p>9,8344</text:p>
          </table:table-cell>
          <table:table-cell office:value-type="float" office:value="1.0027656667" calcext:value-type="float">
            <text:p>1,0028</text:p>
          </table:table-cell>
          <table:table-cell office:value-type="float" office:value="17.8048277778" calcext:value-type="float">
            <text:p>17,8048</text:p>
          </table:table-cell>
          <table:table-cell table:formula="of:=IF(([.B41] &gt;= [.D41])    AND    ([.B41]&gt;=[.F41]) ;1;0)" office:value-type="float" office:value="0" calcext:value-type="float">
            <text:p>0</text:p>
          </table:table-cell>
          <table:table-cell table:formula="of:=IF(([.D41] &gt;= [.F41])      AND      ([.D41]&gt;=[.B41]) ;1;0)" office:value-type="float" office:value="1" calcext:value-type="float">
            <text:p>1</text:p>
          </table:table-cell>
          <table:table-cell table:formula="of:=IF(([.F41] &gt;= [.B41])    OR    ([.F41]&gt;=[.D41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1.0485786667" calcext:value-type="float">
            <text:p>1,0486</text:p>
          </table:table-cell>
          <table:table-cell office:value-type="float" office:value="4.3222222222" calcext:value-type="float">
            <text:p>4,3222</text:p>
          </table:table-cell>
          <table:table-cell office:value-type="float" office:value="1.0028" calcext:value-type="float">
            <text:p>1,0028</text:p>
          </table:table-cell>
          <table:table-cell office:value-type="float" office:value="11.8117" calcext:value-type="float">
            <text:p>11,8117</text:p>
          </table:table-cell>
          <table:table-cell office:value-type="float" office:value="1.004067" calcext:value-type="float">
            <text:p>1,0041</text:p>
          </table:table-cell>
          <table:table-cell office:value-type="float" office:value="9.4371833333" calcext:value-type="float">
            <text:p>9,4372</text:p>
          </table:table-cell>
          <table:table-cell table:formula="of:=IF(([.B42] &gt;= [.D42])    AND    ([.B42]&gt;=[.F42]) ;1;0)" office:value-type="float" office:value="1" calcext:value-type="float">
            <text:p>1</text:p>
          </table:table-cell>
          <table:table-cell table:formula="of:=IF(([.D42] &gt;= [.F42])      AND      ([.D42]&gt;=[.B42]) ;1;0)" office:value-type="float" office:value="0" calcext:value-type="float">
            <text:p>0</text:p>
          </table:table-cell>
          <table:table-cell table:formula="of:=IF(([.F42] &gt;= [.B42])    OR    ([.F42]&gt;=[.D4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1.0885846667" calcext:value-type="float">
            <text:p>1,0886</text:p>
          </table:table-cell>
          <table:table-cell office:value-type="float" office:value="3.7540333333" calcext:value-type="float">
            <text:p>3,7540</text:p>
          </table:table-cell>
          <table:table-cell office:value-type="float" office:value="1.0466" calcext:value-type="float">
            <text:p>1,0466</text:p>
          </table:table-cell>
          <table:table-cell office:value-type="float" office:value="7.5119" calcext:value-type="float">
            <text:p>7,5119</text:p>
          </table:table-cell>
          <table:table-cell office:value-type="float" office:value="1.1183043333" calcext:value-type="float">
            <text:p>1,1183</text:p>
          </table:table-cell>
          <table:table-cell office:value-type="float" office:value="6.8515388889" calcext:value-type="float">
            <text:p>6,8515</text:p>
          </table:table-cell>
          <table:table-cell table:formula="of:=IF(([.B43] &gt;= [.D43])    AND    ([.B43]&gt;=[.F43]) ;1;0)" office:value-type="float" office:value="0" calcext:value-type="float">
            <text:p>0</text:p>
          </table:table-cell>
          <table:table-cell table:formula="of:=IF(([.D43] &gt;= [.F43])      AND      ([.D43]&gt;=[.B43]) ;1;0)" office:value-type="float" office:value="0" calcext:value-type="float">
            <text:p>0</text:p>
          </table:table-cell>
          <table:table-cell table:formula="of:=IF(([.F43] &gt;= [.B43])    OR    ([.F43]&gt;=[.D4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1" calcext:value-type="float">
            <text:p>1,0000</text:p>
          </table:table-cell>
          <table:table-cell office:value-type="float" office:value="2.5020444444" calcext:value-type="float">
            <text:p>2,5020</text:p>
          </table:table-cell>
          <table:table-cell office:value-type="float" office:value="1.0784" calcext:value-type="float">
            <text:p>1,0784</text:p>
          </table:table-cell>
          <table:table-cell office:value-type="float" office:value="4.5989" calcext:value-type="float">
            <text:p>4,5989</text:p>
          </table:table-cell>
          <table:table-cell office:value-type="float" office:value="1.006969" calcext:value-type="float">
            <text:p>1,0070</text:p>
          </table:table-cell>
          <table:table-cell office:value-type="float" office:value="8.78595" calcext:value-type="float">
            <text:p>8,7860</text:p>
          </table:table-cell>
          <table:table-cell table:formula="of:=IF(([.B44] &gt;= [.D44])    AND    ([.B44]&gt;=[.F44]) ;1;0)" office:value-type="float" office:value="0" calcext:value-type="float">
            <text:p>0</text:p>
          </table:table-cell>
          <table:table-cell table:formula="of:=IF(([.D44] &gt;= [.F44])      AND      ([.D44]&gt;=[.B44]) ;1;0)" office:value-type="float" office:value="1" calcext:value-type="float">
            <text:p>1</text:p>
          </table:table-cell>
          <table:table-cell table:formula="of:=IF(([.F44] &gt;= [.B44])    OR    ([.F44]&gt;=[.D4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1" calcext:value-type="float">
            <text:p>1,0000</text:p>
          </table:table-cell>
          <table:table-cell office:value-type="float" office:value="1.7874111111" calcext:value-type="float">
            <text:p>1,7874</text:p>
          </table:table-cell>
          <table:table-cell office:value-type="float" office:value="1.0023" calcext:value-type="float">
            <text:p>1,0023</text:p>
          </table:table-cell>
          <table:table-cell office:value-type="float" office:value="5.8488" calcext:value-type="float">
            <text:p>5,8488</text:p>
          </table:table-cell>
          <table:table-cell office:value-type="float" office:value="1" calcext:value-type="float">
            <text:p>1,0000</text:p>
          </table:table-cell>
          <table:table-cell office:value-type="float" office:value="5.7410888889" calcext:value-type="float">
            <text:p>5,7411</text:p>
          </table:table-cell>
          <table:table-cell table:formula="of:=IF(([.B45] &gt;= [.D45])    AND    ([.B45]&gt;=[.F45]) ;1;0)" office:value-type="float" office:value="0" calcext:value-type="float">
            <text:p>0</text:p>
          </table:table-cell>
          <table:table-cell table:formula="of:=IF(([.D45] &gt;= [.F45])      AND      ([.D45]&gt;=[.B45]) ;1;0)" office:value-type="float" office:value="1" calcext:value-type="float">
            <text:p>1</text:p>
          </table:table-cell>
          <table:table-cell table:formula="of:=IF(([.F45] &gt;= [.B45])    OR    ([.F45]&gt;=[.D45]) ;1;0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6"/>
          <table:table-cell table:formula="of:=SUM([.H4:.H45])" office:value-type="float" office:value="14" calcext:value-type="float">
            <text:p>14</text:p>
          </table:table-cell>
          <table:table-cell table:style-name="Default" table:formula="of:=SUM([.I4:.I45])" office:value-type="float" office:value="15" calcext:value-type="float">
            <text:p>15</text:p>
          </table:table-cell>
          <table:table-cell table:formula="of:=SUM([.J4:.J45])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0:27:24.1631596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14T10:29:05.148057286</dc:date>
    <meta:editing-duration>P0D</meta:editing-duration>
    <meta:editing-cycles>1</meta:editing-cycles>
    <meta:document-statistic meta:table-count="1" meta:cell-count="434" meta:object-count="0"/>
  </office:meta>
</office:document-meta>
</file>